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000000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MIN_ALPH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UNE_TYPE</text:p>
          </table:table-cell>
          <table:table-cell office:value-type="string" calcext:value-type="string">
            <text:p>PRUNE_PERC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GAMEOVER</text:p>
          </table:table-cell>
          <table:table-cell office:value-type="string" calcext:value-type="string">
            <text:p>ACCURACY</text:p>
          </table:table-cell>
          <table:table-cell table:style-name="ce3" office:value-type="string" calcext:value-type="string" table:number-columns-spanned="3" table:number-rows-spanned="1">
            <text:p>OB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2/10 – 16:21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565/10000</text:p>
          </table:table-cell>
          <table:table-cell office:value-type="string" calcext:value-type="string">
            <text:p>Train 2 epochs prune each 3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12/10 – 18:40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635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2/10 – 19:37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99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08:39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469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0:20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922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1:55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759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3:47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881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6:49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97/10000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8/10 – 17:27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578/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/10 – 17:27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451/10000</text:p>
          </table:table-cell>
          <table:table-cell table:number-columns-repeated="3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7:23:53.27895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39:21.709732396</meta:creation-date>
    <dc:date>2019-10-20T17:31:51.947444505</dc:date>
    <meta:editing-duration>PT23H28M15S</meta:editing-duration>
    <meta:editing-cycles>17</meta:editing-cycles>
    <meta:generator>LibreOffice/6.0.7.3$Linux_X86_64 LibreOffice_project/00m0$Build-3</meta:generator>
    <meta:document-statistic meta:table-count="1" meta:cell-count="123" meta:object-count="0"/>
  </office:meta>
</office:document-meta>
</file>